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200000021550516D4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7.488cm" style:rel-column-width="27258*"/>
    </style:style>
    <style:style style:name="Tableau2.B" style:family="table-column">
      <style:table-column-properties style:column-width="10.515cm" style:rel-column-width="3827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6.001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0f6d66"/>
    </style:style>
    <style:style style:name="P2" style:family="paragraph" style:parent-style-name="Header">
      <style:paragraph-properties fo:text-align="start" style:justify-single-word="false"/>
      <style:text-properties fo:font-weight="bold" officeooo:rsid="00004059" officeooo:paragraph-rsid="000f6d66" style:font-weight-asian="bold" style:font-weight-complex="bold"/>
    </style:style>
    <style:style style:name="P3" style:family="paragraph" style:parent-style-name="Header">
      <style:text-properties officeooo:rsid="00004059" officeooo:paragraph-rsid="000f6d66"/>
    </style:style>
    <style:style style:name="P4" style:family="paragraph" style:parent-style-name="Footer">
      <style:text-properties fo:font-size="10pt" style:font-size-asian="8.75pt" style:font-size-complex="10pt"/>
    </style:style>
    <style:style style:name="P5" style:family="paragraph" style:parent-style-name="Standard">
      <style:text-properties fo:color="#00ae00" fo:font-size="14pt" fo:font-weight="bold" officeooo:rsid="0010964a" officeooo:paragraph-rsid="00130917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ae00" fo:font-size="14pt" fo:font-weight="bold" officeooo:rsid="00130917" officeooo:paragraph-rsid="00130917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ae00" fo:font-size="14pt" fo:font-weight="bold" officeooo:rsid="00135825" officeooo:paragraph-rsid="00135825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paragraph-rsid="00130917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1379be" officeooo:paragraph-rsid="001379be" style:font-weight-asian="bold" style:font-weight-complex="bold"/>
    </style:style>
    <style:style style:name="P11" style:family="paragraph" style:parent-style-name="Standard">
      <style:text-properties fo:font-weight="bold" officeooo:rsid="001bea2f" officeooo:paragraph-rsid="001bea2f" style:font-weight-asian="bold" style:font-weight-complex="bold"/>
    </style:style>
    <style:style style:name="P12" style:family="paragraph" style:parent-style-name="Standard">
      <style:text-properties fo:font-weight="bold" officeooo:rsid="002672bf" officeooo:paragraph-rsid="002672bf" style:font-weight-asian="bold" style:font-weight-complex="bold"/>
    </style:style>
    <style:style style:name="P13" style:family="paragraph" style:parent-style-name="Standard">
      <style:text-properties fo:font-weight="bold" officeooo:rsid="002dce45" officeooo:paragraph-rsid="002dce45" style:font-weight-asian="bold" style:font-weight-complex="bold"/>
    </style:style>
    <style:style style:name="P14" style:family="paragraph" style:parent-style-name="Standard">
      <style:text-properties fo:font-weight="bold" officeooo:rsid="002c0142" style:font-weight-asian="bold" style:font-weight-complex="bold"/>
    </style:style>
    <style:style style:name="P15" style:family="paragraph" style:parent-style-name="Standard">
      <style:text-properties officeooo:rsid="001379be" officeooo:paragraph-rsid="001379be"/>
    </style:style>
    <style:style style:name="P16" style:family="paragraph" style:parent-style-name="Standard">
      <style:text-properties officeooo:rsid="0015d2ce" officeooo:paragraph-rsid="0013e7fc"/>
    </style:style>
    <style:style style:name="P17" style:family="paragraph" style:parent-style-name="Standard">
      <style:text-properties officeooo:rsid="001a41d9"/>
    </style:style>
    <style:style style:name="P18" style:family="paragraph" style:parent-style-name="Standard">
      <style:text-properties officeooo:rsid="001bea2f" officeooo:paragraph-rsid="001bea2f"/>
    </style:style>
    <style:style style:name="P19" style:family="paragraph" style:parent-style-name="Standard">
      <style:text-properties officeooo:rsid="002166cf" officeooo:paragraph-rsid="002166cf"/>
    </style:style>
    <style:style style:name="P20" style:family="paragraph" style:parent-style-name="Standard">
      <style:text-properties officeooo:rsid="00257506"/>
    </style:style>
    <style:style style:name="P21" style:family="paragraph" style:parent-style-name="Standard">
      <style:text-properties officeooo:rsid="002672bf" officeooo:paragraph-rsid="002672bf"/>
    </style:style>
    <style:style style:name="P22" style:family="paragraph" style:parent-style-name="Standard">
      <style:text-properties officeooo:rsid="002dce45" officeooo:paragraph-rsid="002dce45"/>
    </style:style>
    <style:style style:name="P23" style:family="paragraph" style:parent-style-name="Standard">
      <style:text-properties officeooo:paragraph-rsid="002dce45"/>
    </style:style>
    <style:style style:name="P24" style:family="paragraph" style:parent-style-name="Standard">
      <style:text-properties fo:color="#800000" fo:font-style="italic" officeooo:rsid="0031c268" officeooo:paragraph-rsid="0031c268" style:font-style-asian="italic" style:font-style-complex="italic"/>
    </style:style>
    <style:style style:name="P25" style:family="paragraph" style:parent-style-name="Standard">
      <style:text-properties officeooo:rsid="00292006" officeooo:paragraph-rsid="00282ee1"/>
    </style:style>
    <style:style style:name="P26" style:family="paragraph" style:parent-style-name="Standard">
      <style:text-properties officeooo:rsid="002c0142"/>
    </style:style>
    <style:style style:name="P27" style:family="paragraph" style:parent-style-name="Standard">
      <style:paragraph-properties fo:margin-left="1.251cm" fo:margin-right="0cm" fo:text-indent="0cm" style:auto-text-indent="false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officeooo:rsid="0013e7fc" officeooo:paragraph-rsid="0013e7fc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officeooo:rsid="0015d2ce" officeooo:paragraph-rsid="0013e7fc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officeooo:rsid="001bea2f" officeooo:paragraph-rsid="001bea2f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officeooo:rsid="001d7740" officeooo:paragraph-rsid="001d7740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officeooo:rsid="001dfbde" officeooo:paragraph-rsid="001dfbde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officeooo:paragraph-rsid="00257506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officeooo:rsid="0020f10d" officeooo:paragraph-rsid="0020f10d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officeooo:rsid="002166cf" officeooo:paragraph-rsid="002166cf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officeooo:rsid="00257506" officeooo:paragraph-rsid="00257506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officeooo:rsid="002672bf" officeooo:paragraph-rsid="002672bf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officeooo:rsid="00282ee1" officeooo:paragraph-rsid="00282ee1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officeooo:rsid="002dce45" officeooo:paragraph-rsid="002dce45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officeooo:rsid="001a41d9" officeooo:paragraph-rsid="001a41d9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officeooo:rsid="00235817" officeooo:paragraph-rsid="00235817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officeooo:rsid="00292006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officeooo:rsid="002ac398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officeooo:rsid="002c0142"/>
    </style:style>
    <style:style style:name="P4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15d2ce" officeooo:paragraph-rsid="0015d2ce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16a768" officeooo:paragraph-rsid="0016a768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1849c4" officeooo:paragraph-rsid="001849c4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2166cf" officeooo:paragraph-rsid="002166cf" style:font-weight-asian="bold" style:font-weight-complex="bold"/>
    </style:style>
    <style:style style:name="P50" style:family="paragraph" style:parent-style-name="Table_20_Contents">
      <style:text-properties officeooo:rsid="002c7bf8" officeooo:paragraph-rsid="002c7bf8"/>
    </style:style>
    <style:style style:name="P51" style:family="paragraph" style:parent-style-name="Standard">
      <style:paragraph-properties fo:margin-left="2.501cm" fo:margin-right="0cm" fo:text-indent="0cm" style:auto-text-indent="false"/>
      <style:text-properties officeooo:rsid="0015d2ce" officeooo:paragraph-rsid="0015d2ce"/>
    </style:style>
    <style:style style:name="P52" style:family="paragraph" style:parent-style-name="Standard">
      <style:paragraph-properties fo:margin-left="2.501cm" fo:margin-right="0cm" fo:text-indent="0cm" style:auto-text-indent="false"/>
      <style:text-properties officeooo:rsid="002672bf" officeooo:paragraph-rsid="002672bf"/>
    </style:style>
    <style:style style:name="P53" style:family="paragraph" style:parent-style-name="Standard">
      <style:paragraph-properties fo:margin-left="2.501cm" fo:margin-right="0cm" fo:text-indent="0cm" style:auto-text-indent="false"/>
      <style:text-properties officeooo:rsid="002f1779" officeooo:paragraph-rsid="002dce45"/>
    </style:style>
    <style:style style:name="P54" style:family="paragraph" style:parent-style-name="Standard">
      <style:paragraph-properties fo:margin-left="2.501cm" fo:margin-right="0cm" fo:text-indent="0cm" style:auto-text-indent="false"/>
      <style:text-properties officeooo:rsid="002dce45" officeooo:paragraph-rsid="002dce45"/>
    </style:style>
    <style:style style:name="T1" style:family="text">
      <style:text-properties fo:font-size="14pt" officeooo:rsid="00004059" style:font-size-asian="14pt" style:font-size-complex="14pt"/>
    </style:style>
    <style:style style:name="T2" style:family="text">
      <style:text-properties fo:font-size="14pt" officeooo:rsid="00124e69" style:font-size-asian="14pt" style:font-size-complex="14pt"/>
    </style:style>
    <style:style style:name="T3" style:family="text">
      <style:text-properties fo:font-size="14pt" fo:font-weight="bold" officeooo:rsid="000f6d66" style:font-size-asian="14pt" style:font-weight-asian="bold" style:font-size-complex="14pt" style:font-weight-complex="bold"/>
    </style:style>
    <style:style style:name="T4" style:family="text">
      <style:text-properties officeooo:rsid="00004059"/>
    </style:style>
    <style:style style:name="T5" style:family="text">
      <style:text-properties officeooo:rsid="00130917"/>
    </style:style>
    <style:style style:name="T6" style:family="text">
      <style:text-properties fo:color="#00ae00" fo:font-size="14pt" fo:font-weight="bold" officeooo:rsid="00130917" style:font-size-asian="14pt" style:font-weight-asian="bold" style:font-size-complex="14pt" style:font-weight-complex="bold"/>
    </style:style>
    <style:style style:name="T7" style:family="text">
      <style:text-properties fo:color="#00ae00" fo:font-size="14pt" fo:font-weight="bold" officeooo:rsid="0010964a" style:font-size-asian="14pt" style:font-weight-asian="bold" style:font-size-complex="14pt" style:font-weight-complex="bold"/>
    </style:style>
    <style:style style:name="T8" style:family="text">
      <style:text-properties officeooo:rsid="0015d2ce"/>
    </style:style>
    <style:style style:name="T9" style:family="text">
      <style:text-properties officeooo:rsid="001a41d9"/>
    </style:style>
    <style:style style:name="T10" style:family="text">
      <style:text-properties officeooo:rsid="00236575"/>
    </style:style>
    <style:style style:name="T11" style:family="text">
      <style:text-properties officeooo:rsid="00257506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57506" style:font-style-asian="italic" style:font-weight-asian="bold" style:font-style-complex="italic" style:font-weight-complex="bold"/>
    </style:style>
    <style:style style:name="T14" style:family="text">
      <style:text-properties officeooo:rsid="00292006"/>
    </style:style>
    <style:style style:name="T15" style:family="text">
      <style:text-properties officeooo:rsid="002ac398"/>
    </style:style>
    <style:style style:name="T16" style:family="text">
      <style:text-properties officeooo:rsid="002c0142"/>
    </style:style>
    <style:style style:name="T17" style:family="text">
      <style:text-properties style:text-position="super 58%" officeooo:rsid="002c0142" style:font-size-asian="10.5pt"/>
    </style:style>
    <style:style style:name="T18" style:family="text">
      <style:text-properties style:text-position="super 58%" officeooo:rsid="002c0142"/>
    </style:style>
    <style:style style:name="T19" style:family="text">
      <style:text-properties officeooo:rsid="002dce45"/>
    </style:style>
    <style:style style:name="T20" style:family="text">
      <style:text-properties officeooo:rsid="002f1779"/>
    </style:style>
    <style:style style:name="T21" style:family="text">
      <style:text-properties officeooo:rsid="00322dd9"/>
    </style:style>
    <style:style style:name="T22" style:family="text">
      <style:text-properties officeooo:rsid="00335e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 – <text:span text:style-name="T5">Le DMX 512 : la norme</text:span></text:p>
      <text:p text:style-name="Standard"/>
      <text:p text:style-name="P10">a – Généralités :</text:p>
      <text:p text:style-name="P15"/>
      <text:p text:style-name="P28">- Que signifie le sigle DMX ?</text:p>
      <text:p text:style-name="P28">- Entourer les bonnes réponses :</text:p>
      <text:p text:style-name="P29"/>
      <text:p text:style-name="P51">Le bus DMX est un bus : </text:p>
      <text:p text:style-name="P1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5">S<text:span text:style-name="T8">érie</text:span></text:p>
          </table:table-cell>
          <table:table-cell table:style-name="Tableau1.B1" office:value-type="string">
            <text:p text:style-name="P46">Parallèle</text:p>
          </table:table-cell>
        </table:table-row>
        <table:table-row>
          <table:table-cell table:style-name="Tableau1.A2" office:value-type="string">
            <text:p text:style-name="P46">Synchrone</text:p>
          </table:table-cell>
          <table:table-cell table:style-name="Tableau1.B2" office:value-type="string">
            <text:p text:style-name="P46">Asynchrone</text:p>
          </table:table-cell>
        </table:table-row>
        <table:table-row>
          <table:table-cell table:style-name="Tableau1.A2" office:value-type="string">
            <text:p text:style-name="P47">Unidirectionnel</text:p>
          </table:table-cell>
          <table:table-cell table:style-name="Tableau1.B2" office:value-type="string">
            <text:p text:style-name="P47">Bidirectionnel</text:p>
          </table:table-cell>
        </table:table-row>
        <table:table-row>
          <table:table-cell table:style-name="Tableau1.A2" office:value-type="string">
            <text:p text:style-name="P48">Données véhiculées de type analogique</text:p>
          </table:table-cell>
          <table:table-cell table:style-name="Tableau1.B2" office:value-type="string">
            <text:p text:style-name="P48">Données véhiculées de type numérique</text:p>
          </table:table-cell>
        </table:table-row>
        <table:table-row>
          <table:table-cell table:style-name="Tableau1.A2" office:value-type="string">
            <text:p text:style-name="P47">Différentiel</text:p>
          </table:table-cell>
          <table:table-cell table:style-name="Tableau1.B2" office:value-type="string">
            <text:p text:style-name="P47">Non différentiel</text:p>
          </table:table-cell>
        </table:table-row>
      </table:table>
      <text:p text:style-name="P16"/>
      <text:p text:style-name="P9"><text:span text:style-name="T9">b</text:span> –<text:span text:style-name="T9"> Format des données :</text:span></text:p>
      <text:p text:style-name="P17"/>
      <text:p text:style-name="P40">- Indiquer succinctement comment est constituée la trame DMX. Justifier <text:span text:style-name="T22">l’</text:span>appellation DMX 512</text:p>
      <text:p text:style-name="P30">- Préciser sur combien de bits est codé chaque canal. <text:span text:style-name="T10">Quelle plage de valeur peut-on affecter à chaque canal ?</text:span></text:p>
      <text:p text:style-name="P30">- Indiquer la durée <text:span text:style-name="T22">d’</text:span>un bit de données canal et en déduire le débit binaire données du bus</text:p>
      <text:p text:style-name="P30">- <text:span text:style-name="T22">Évaluer</text:span> la durée typique <text:span text:style-name="T22">d’</text:span>une trame complète</text:p>
      <text:p text:style-name="P18"/>
      <text:p text:style-name="P11">c – Aspect électrique et physique :</text:p>
      <text:p text:style-name="P18"/>
      <text:p text:style-name="P30">- Donner le nom et le brochage des connecteurs utilisés pour connecter les appareils au bus</text:p>
      <text:p text:style-name="P30">- <text:span text:style-name="T22">Qu’</text:span>est-ce <text:span text:style-name="T22">qu’</text:span>un bouchon DMX ? Quelle est sa valeur ? Où se place-t-il ? Pourquoi ?</text:p>
      <text:p text:style-name="P31">- Donner les valeurs des tensions différentielles permettant de coder un niveau logique Haut ? Un niveau logique Bas ?</text:p>
      <text:p text:style-name="P32">- Combien <text:span text:style-name="T22">d’</text:span>appareils peut-on raccorder au bus au maximum ? Pour quelle longueur maximale de câble ?</text:p>
      <text:p text:style-name="Standard"/>
      <text:p text:style-name="Standard"/>
      <text:p text:style-name="P5"><text:span text:style-name="T5">2</text:span> – <text:span text:style-name="T5">La console DMX PILOT-192PRO : découverte</text:span></text:p>
      <text:p text:style-name="Standard"/>
      <text:p text:style-name="P34">- Combien de canaux DMX cette console peut-elle gérer ? Repérer la sortie bus DMX sur la console</text:p>
      <text:p text:style-name="P34">- Indiquer le rôle des bouton-poussoirs 'Projectors' situés sur la gauche de la console. Combien <text:span text:style-name="T22">d’</text:span>appareils <text:span text:style-name="T22">d’</text:span>éclairage peut-on piloter ?</text:p>
      <text:p text:style-name="P34">- En déduire le nombre de canaux DMX attribués à chaque projecteur</text:p>
      <text:p text:style-name="P34">- Faire le lien avec le rôle des potentiomètres à glissière et du bouton-poussoir 'Page Select'</text:p>
      <text:p text:style-name="P35">- Compléter le tableau <text:span text:style-name="T22">d’</text:span>adressage DMX par projecteur :</text:p>
      <text:p text:style-name="P35"/>
      <text:p text:style-name="P19"/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49">N° du projecteur</text:p>
          </table:table-cell>
          <table:table-cell table:style-name="Tableau2.B1" office:value-type="string">
            <text:p text:style-name="P49">Canaux DMX affectés</text:p>
          </table:table-cell>
        </table:table-row>
        <table:table-row>
          <table:table-cell table:style-name="Tableau2.A2" office:value-type="string">
            <text:p text:style-name="P49">1</text:p>
          </table:table-cell>
          <table:table-cell table:style-name="Tableau2.B2" office:value-type="string">
            <text:p text:style-name="P45"/>
          </table:table-cell>
        </table:table-row>
        <table:table-row>
          <table:table-cell table:style-name="Tableau2.A2" office:value-type="string">
            <text:p text:style-name="P49">2</text:p>
          </table:table-cell>
          <table:table-cell table:style-name="Tableau2.B2" office:value-type="string">
            <text:p text:style-name="P45"/>
          </table:table-cell>
        </table:table-row>
        <table:table-row>
          <table:table-cell table:style-name="Tableau2.A2" office:value-type="string">
            <text:p text:style-name="P49">3</text:p>
          </table:table-cell>
          <table:table-cell table:style-name="Tableau2.B2" office:value-type="string">
            <text:p text:style-name="P45"/>
          </table:table-cell>
        </table:table-row>
        <table:table-row>
          <table:table-cell table:style-name="Tableau2.A2" office:value-type="string">
            <text:p text:style-name="P49">4</text:p>
          </table:table-cell>
          <table:table-cell table:style-name="Tableau2.B2" office:value-type="string">
            <text:p text:style-name="P45"/>
          </table:table-cell>
        </table:table-row>
        <table:table-row>
          <table:table-cell table:style-name="Tableau2.A2" office:value-type="string">
            <text:p text:style-name="P49">5</text:p>
          </table:table-cell>
          <table:table-cell table:style-name="Tableau2.B2" office:value-type="string">
            <text:p text:style-name="P45"/>
          </table:table-cell>
        </table:table-row>
        <table:table-row>
          <table:table-cell table:style-name="Tableau2.A2" office:value-type="string">
            <text:p text:style-name="P49">6</text:p>
          </table:table-cell>
          <table:table-cell table:style-name="Tableau2.B2" office:value-type="string">
            <text:p text:style-name="P45"/>
          </table:table-cell>
        </table:table-row>
        <table:table-row>
          <table:table-cell table:style-name="Tableau2.A2" office:value-type="string">
            <text:p text:style-name="P49">7</text:p>
          </table:table-cell>
          <table:table-cell table:style-name="Tableau2.B2" office:value-type="string">
            <text:p text:style-name="P45"/>
          </table:table-cell>
        </table:table-row>
        <table:table-row>
          <table:table-cell table:style-name="Tableau2.A2" office:value-type="string">
            <text:p text:style-name="P49">8</text:p>
          </table:table-cell>
          <table:table-cell table:style-name="Tableau2.B2" office:value-type="string">
            <text:p text:style-name="P45"/>
          </table:table-cell>
        </table:table-row>
        <table:table-row>
          <table:table-cell table:style-name="Tableau2.A2" office:value-type="string">
            <text:p text:style-name="P49">9</text:p>
          </table:table-cell>
          <table:table-cell table:style-name="Tableau2.B2" office:value-type="string">
            <text:p text:style-name="P45"/>
          </table:table-cell>
        </table:table-row>
        <table:table-row>
          <table:table-cell table:style-name="Tableau2.A2" office:value-type="string">
            <text:p text:style-name="P49">10</text:p>
          </table:table-cell>
          <table:table-cell table:style-name="Tableau2.B2" office:value-type="string">
            <text:p text:style-name="P45"/>
          </table:table-cell>
        </table:table-row>
        <table:table-row>
          <table:table-cell table:style-name="Tableau2.A2" office:value-type="string">
            <text:p text:style-name="P49">11</text:p>
          </table:table-cell>
          <table:table-cell table:style-name="Tableau2.B2" office:value-type="string">
            <text:p text:style-name="P45"/>
          </table:table-cell>
        </table:table-row>
        <table:table-row>
          <table:table-cell table:style-name="Tableau2.A2" office:value-type="string">
            <text:p text:style-name="P49">12</text:p>
          </table:table-cell>
          <table:table-cell table:style-name="Tableau2.B2" office:value-type="string">
            <text:p text:style-name="P45"/>
          </table:table-cell>
        </table:table-row>
      </table:table>
      <text:p text:style-name="P19"/>
      <text:p text:style-name="P19"/>
      <text:p text:style-name="P41">- Le nombre de canaux affectés permettra-t-il de piloter le matériel installé sur la barre de fixation en exploitant toutes les possibilités ?</text:p>
      <text:p text:style-name="P19"/>
      <text:p text:style-name="Standard"/>
      <text:p text:style-name="P8"><text:span text:style-name="T6">3</text:span><text:span text:style-name="T7"> – </text:span><text:span text:style-name="T6">Préparation du matériel</text:span></text:p>
      <text:p text:style-name="Standard"/>
      <text:p text:style-name="Standard"/>
      <text:p text:style-name="P9">a –<text:span text:style-name="T11"> Les projecteurs :</text:span></text:p>
      <text:p text:style-name="P20"/>
      <text:p text:style-name="P33"><text:span text:style-name="T11">- </text:span><text:span text:style-name="T13">Attention, important : passer tous les projecteurs à piloter en mode DMX</text:span><text:span text:style-name="T11"> → voir les notices techniques pour chaque projecteur et noter la configuration choisie en nombre de canaux DMX lorsque celle-ci est paramétrable</text:span></text:p>
      <text:p text:style-name="P36"/>
      <text:p text:style-name="P37">- Noter le numéro choisi pour chaque projecteur ( exemple : PAR1 P.1, PAR2 : P.4...) et en déduire l'adresse de base DMX de chaque projecteur ( présenter sous forme <text:span text:style-name="T22">d’</text:span>un tableau ). Programmer cette adresse sur chaque projecteur</text:p>
      <text:p text:style-name="P21"/>
      <text:p text:style-name="P12">b – La console :</text:p>
      <text:p text:style-name="P21"/>
      <text:p text:style-name="P37">- Vérifier la position correcte du switch DMX/Midi</text:p>
      <text:p text:style-name="P37">- Faire un Reset de la console ( voir notice technique ) :</text:p>
      <text:p text:style-name="P52">- Effacement assignation PAN/TILT du joystick</text:p>
      <text:p text:style-name="P52">- Effacement de toutes le<text:span text:style-name="T22">s</text:span> scènes</text:p>
      <text:p text:style-name="P52">- Effacement de tous les enchaînements</text:p>
      <text:p text:style-name="P21"/>
      <text:p text:style-name="P21"/>
      <text:p text:style-name="P21"/>
      <text:p text:style-name="P12"><text:soft-page-break/>c – Le câblage :</text:p>
      <text:p text:style-name="P21"/>
      <text:p text:style-name="P37">- Choisir les câbles DMX et les tester à l'aide du testeur D<text:span text:style-name="T22">r</text:span>.DMX <text:span text:style-name="T22">II.</text:span></text:p>
      <text:p text:style-name="P37">- Vérifier la valeur correcte de la résistance de terminaison montée sur le bouchon.</text:p>
      <text:p text:style-name="Standard"/>
      <text:p text:style-name="P5"><text:span text:style-name="T5">4</text:span> – <text:span text:style-name="T5">Mise en œuvre</text:span></text:p>
      <text:p text:style-name="Standard"/>
      <text:p text:style-name="P38">Attention, faire preuve de <text:span text:style-name="T12">bon sens</text:span> : faire une mise en service <text:span text:style-name="T12">progressive</text:span> des appareils d'éclairage en commençant par <text:span text:style-name="T12">les plus simples</text:span> ( PAR, puis RADIUS, puis SERVOSPOT )</text:p>
      <text:p text:style-name="P38"/>
      <text:p text:style-name="P38">- Prendre en main le pilotage de chaque appareil en affectant des valeurs aux différents canaux DMX <text:s/></text:p>
      <text:p text:style-name="Standard"/>
      <text:p text:style-name="P6">5 – Création de scènes</text:p>
      <text:p text:style-name="Standard"/>
      <text:p text:style-name="P27">- <text:span text:style-name="T22">Qu’</text:span><text:span text:style-name="T14">est-ce </text:span><text:span text:style-name="T22">qu’</text:span><text:span text:style-name="T14">une scène ?</text:span></text:p>
      <text:p text:style-name="P42">- Combien de scènes peut-on mémoriser ? Préciser l'organisation mémoire scènes</text:p>
      <text:p text:style-name="P38">- Créer et mémoriser des scènes correspondant à différents scénariis <text:span text:style-name="T22">d’</text:span>éclairage de scène</text:p>
      <text:p text:style-name="P38">- <text:span text:style-name="T14">Rejouer pour vérifier et voir le rôle des réglages '</text:span><text:span text:style-name="T21">Speed</text:span><text:span text:style-name="T14">' et 'Fade </text:span><text:span text:style-name="T21">Time</text:span><text:span text:style-name="T14">'</text:span></text:p>
      <text:p text:style-name="P25"/>
      <text:p text:style-name="P8"><text:span text:style-name="T6">6</text:span><text:span text:style-name="T7"> – </text:span><text:span text:style-name="T6">Création d'enchaînements</text:span></text:p>
      <text:p text:style-name="Standard"/>
      <text:p text:style-name="P27">- <text:span text:style-name="T15">Donner le terme technique anglais correspondant à enchaînement</text:span></text:p>
      <text:p text:style-name="P43">- Combien d'enchaînements peut-on mémoriser ?</text:p>
      <text:p text:style-name="P43">- Créer un enchaînement comportant 2 ou 3 scènes et tester. Vérifier que l'enchaînement est bien en mémoire</text:p>
      <text:p text:style-name="Standard"/>
      <text:p text:style-name="P7">7 – Le DMX : découverte par la mesure</text:p>
      <text:p text:style-name="Standard"/>
      <text:p text:style-name="P14">Exécuter en continu un enchaînement simple constitué de 3 scènes par exemple</text:p>
      <text:p text:style-name="Standard"/>
      <text:p text:style-name="P24">Remarque : un seul outil D<text:span text:style-name="T22">r</text:span>. DMX <text:span text:style-name="T22">II </text:span>est disponible, se répartir le travail sur 2 binôme<text:span text:style-name="T22">s</text:span> entre a et b.</text:p>
      <text:p text:style-name="Standard"/>
      <text:p text:style-name="P13">a – Relevé des trames à l'oscilloscope</text:p>
      <text:p text:style-name="Standard"/>
      <text:p text:style-name="P27"><text:span text:style-name="T16">- Visualiser et relever les chronogrammes correspondants sur le bus DMX : attention, utiliser une sonde différentielle afin de visualiser D</text:span><text:span text:style-name="T17">+</text:span><text:span text:style-name="T16"> - D</text:span><text:span text:style-name="T18">-</text:span></text:p>
      <text:p text:style-name="P44">- <text:span text:style-name="T22">Évaluer</text:span> la durée <text:span text:style-name="T22">d’</text:span>une trame complète</text:p>
      <text:p text:style-name="P44">- Mesurer la durée des différents temps et vérifier la conformité à la norme :</text:p>
      <text:p text:style-name="P26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50"/>
          </table:table-cell>
          <table:table-cell table:style-name="Tableau3.A1" office:value-type="string">
            <text:p text:style-name="P50">Durée mesurée</text:p>
          </table:table-cell>
          <table:table-cell table:style-name="Tableau3.C1" office:value-type="string">
            <text:p text:style-name="P50">Norme</text:p>
          </table:table-cell>
        </table:table-row>
        <table:table-row>
          <table:table-cell table:style-name="Tableau3.A2" office:value-type="string">
            <text:p text:style-name="P50">Break</text:p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50">Mark after Break</text:p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50">1 bit</text:p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</table:table>
      <text:p text:style-name="Standard"/>
      <text:p text:style-name="P27"><text:soft-page-break/>- <text:span text:style-name="T19">Retrouver le format </text:span><text:span text:style-name="T22">d’</text:span><text:span text:style-name="T19">une trame canal ( bit </text:span><text:span text:style-name="T22">d</text:span><text:span text:style-name="T19">e start, bits de données, bits de stop )</text:span></text:p>
      <text:p text:style-name="P39">- Vérifier la conformité du contenu du canal 0 ( Frame Start Code ) → indiquer le sens du mot anglais Frame</text:p>
      <text:p text:style-name="P39">- Décoder par exemple les contenus des canaux 1, 2, 3 et justifier les valeurs obtenues.</text:p>
      <text:p text:style-name="P23"/>
      <text:p text:style-name="P13">b – Utilisation du testeur D<text:span text:style-name="T22">r</text:span>. DMX <text:span text:style-name="T22">II</text:span></text:p>
      <text:p text:style-name="P22"/>
      <text:p text:style-name="P39">- <text:span text:style-name="T20">Prendre en main les fonctionnalités de l'outil et justifier les résultats obtenus </text:span>et/ou la conformité à la norme</text:p>
      <text:p text:style-name="P39"/>
      <text:p text:style-name="P53">- DMX packet test et ses différents sous-menus</text:p>
      <text:p text:style-name="P54">- DMX data – RX et ses différents sous-menu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f6d66"/>
    </style:style>
    <style:style style:name="MP2" style:family="paragraph" style:parent-style-name="Header">
      <style:paragraph-properties fo:text-align="start" style:justify-single-word="false"/>
      <style:text-properties fo:font-weight="bold" officeooo:rsid="00004059" officeooo:paragraph-rsid="000f6d66" style:font-weight-asian="bold" style:font-weight-complex="bold"/>
    </style:style>
    <style:style style:name="MP3" style:family="paragraph" style:parent-style-name="Header">
      <style:text-properties officeooo:rsid="00004059" officeooo:paragraph-rsid="000f6d66"/>
    </style:style>
    <style:style style:name="MP4" style:family="paragraph" style:parent-style-name="Footer">
      <style:text-properties fo:font-size="10pt" style:font-size-asian="8.75pt" style:font-size-complex="10pt"/>
    </style:style>
    <style:style style:name="MT1" style:family="text">
      <style:text-properties fo:font-size="14pt" officeooo:rsid="00004059" style:font-size-asian="14pt" style:font-size-complex="14pt"/>
    </style:style>
    <style:style style:name="MT2" style:family="text">
      <style:text-properties officeooo:rsid="00004059"/>
    </style:style>
    <style:style style:name="MT3" style:family="text">
      <style:text-properties fo:font-size="14pt" fo:font-weight="bold" officeooo:rsid="000f6d66" style:font-size-asian="14pt" style:font-weight-asian="bold" style:font-size-complex="14pt" style:font-weight-complex="bold"/>
    </style:style>
    <style:style style:name="MT4" style:family="text">
      <style:text-properties fo:font-size="14pt" officeooo:rsid="00124e69" style:font-size-asian="14pt" style:font-size-complex="14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2" text:anchor-type="paragraph" svg:x="13.603cm" svg:y="-0.291cm" svg:width="3.18cm" svg:height="2.11cm" draw:z-index="3"><draw:image xlink:href="Pictures/10000000000003200000021550516D48.jpg" xlink:type="simple" xlink:show="embed" xlink:actuate="onLoad"/></draw:frame><text:span text:style-name="MT1">BTS SN Option EC</text:span><text:span text:style-name="MT2"><text:tab/></text:span><text:span text:style-name="MT3">Eclairage de scène</text:span><text:span text:style-name="MT2"><text:tab/></text:span></text:p>
        <text:p text:style-name="MP2">Initiation Systèmes<text:tab/><text:span text:style-name="MT4">Création de scènes avec la console</text:span><text:tab/></text:p>
        <text:p text:style-name="MP3"/>
        <text:p text:style-name="MP3">_____________________________________________________________________________________</text:p>
      </style:header>
      <style:footer>
        <text:p text:style-name="MP4"><text:file-name text:display="name-and-extension">eclairage_scene_console.odt</text:file-name>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19:25:59.031000000</meta:creation-date>
    <dc:date>2015-09-10T09:11:25.72</dc:date>
    <meta:editing-duration>PT3H30M32S</meta:editing-duration>
    <meta:editing-cycles>34</meta:editing-cycles>
    <meta:generator>LibreOffice/4.0.4.2$Windows_x86 LibreOffice_project/9e9821abd0ffdbc09cd8c52eaa574fa09eb08f2</meta:generator>
    <meta:document-statistic meta:table-count="3" meta:image-count="1" meta:object-count="0" meta:page-count="4" meta:paragraph-count="94" meta:word-count="819" meta:character-count="4787" meta:non-whitespace-character-count="4040"/>
  </office:meta>
</office:document-meta>
</file>